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 Light" fo:font-size="28pt" style:font-size-asian="28pt" style:font-size-complex="28pt"/>
    </style:style>
    <style:style style:name="P3" style:family="paragraph" style:parent-style-name="Standard">
      <style:text-properties style:font-name="Calibri Light1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0066cc" style:font-name="Calibri Light1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0066cc" style:font-name="Calibri" fo:font-size="11pt" style:font-size-asian="11pt" style:font-size-complex="11pt"/>
    </style:style>
    <style:style style:name="P6" style:family="paragraph" style:parent-style-name="Standard">
      <style:text-properties fo:color="#000000" style:font-name="Calibri" fo:font-size="11pt" style:font-size-asian="11pt" style:font-size-complex="11pt"/>
    </style:style>
    <style:style style:name="P7" style:family="paragraph" style:parent-style-name="Standard" style:list-style-name="L1">
      <style:text-properties fo:color="#000000" style:font-name="Calibri" fo:font-size="11pt" style:font-size-asian="11pt" style:font-size-complex="11pt"/>
    </style:style>
    <style:style style:name="P8" style:family="paragraph" style:parent-style-name="Standard" style:list-style-name="L2">
      <style:text-properties fo:color="#000000" style:font-name="Calibri" fo:font-size="11pt" style:font-size-asian="11pt" style:font-size-complex="11pt"/>
    </style:style>
    <style:style style:name="P9" style:family="paragraph" style:parent-style-name="Standard">
      <style:text-properties fo:color="#000000" style:font-name="Calibri" fo:font-size="16pt" style:font-size-asian="16pt" style:font-size-complex="16pt"/>
    </style:style>
    <style:style style:name="P10" style:family="paragraph" style:parent-style-name="Standard" style:list-style-name="L3">
      <style:text-properties fo:color="#000000" style:font-name="Calibri" fo:font-size="16pt" style:font-size-asian="16pt" style:font-size-complex="16pt"/>
    </style:style>
    <style:style style:name="P11" style:family="paragraph" style:parent-style-name="Standard">
      <style:text-properties fo:color="#000000" style:font-name="Calibri Light1" fo:font-size="16pt" style:font-size-asian="16pt" style:font-size-complex="16pt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Footer">
      <style:text-properties style:font-name="Calibri" fo:font-size="11pt" style:font-size-asian="11pt" style:font-size-complex="11pt"/>
    </style:style>
    <style:style style:name="P15" style:family="paragraph" style:parent-style-name="Header">
      <style:paragraph-properties fo:text-align="end" style:justify-single-word="false"/>
    </style:style>
    <style:style style:name="T1" style:family="text">
      <style:text-properties fo:color="#0066cc"/>
    </style:style>
    <style:style style:name="T2" style:family="text">
      <style:text-properties fo:color="#000000" style:font-name="Calibri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hrerunterlagen:</text:p>
      <text:p text:style-name="P2">Implementierungsvorhaben</text:p>
      <text:p text:style-name="P1"/>
      <text:p text:style-name="P1">Folgende Funktionen des Teilsystems „Fahrerunterlagen“ werden implementiert:</text:p>
      <text:p text:style-name="P1"/>
      <text:p text:style-name="P4">Fahrersicht</text:p>
      <text:p text:style-name="P5">Der Fokus der Implementierung liegt auf der Fahrersicht, hierbei wird das Vorbereite eines geordneten weiteren Verarbeitens eingereichter Fahrerunterlagen und die Möglichkeit zur Erweiterung für die Rolle des Gruppenleiters berücksichtigt.</text:p>
      <text:p text:style-name="P1"/>
      <text:p text:style-name="P3"><text:span text:style-name="T1">Menüoptionen „Erstellen“ und „Einreichungen“</text:span></text:p>
      <text:p text:style-name="P6">Für den Fahrer sind die Menüoptionen „Erstellen“ und „Einreichungen“ sichtbar. Unter „Erstellen“ können neue Entwürfe angelegt, bestehende bearbeitet oder Einreichungen gemacht werden.</text:p>
      <text:p text:style-name="P6">Unter „Einreichungen“ können eingereichte Fahrerunterlagen eingesehen oder bearbeitet werden, insofern der Status der Unterlage eine Bearbeitung zulässt.</text:p>
      <text:p text:style-name="P6">Bei Aufruf des Teilsystems „Fahrerunterlagen“ wird „Erstellen“ als Einstiegspunkt in die Anwendung geöffnet.</text:p>
      <text:p text:style-name="P3"><text:span text:style-name="T1"/></text:p>
      <text:p text:style-name="P3"><text:span text:style-name="T1">Entwürfe erstellen: <text:s/></text:span></text:p>
      <text:list xml:id="list7092536459062537565" text:style-name="L1">
        <text:list-item>
          <text:p text:style-name="P12"><text:span text:style-name="T2">Ein Fahrer kann einen der angebotenen Unterlagentypen wählen </text:span></text:p>
          <text:list>
            <text:list-item>
              <text:p text:style-name="P7">alle verfügbaren Fahrerunterlagen werden als vorgefertigtes Formular angeboten </text:p>
            </text:list-item>
          </text:list>
        </text:list-item>
        <text:list-item>
          <text:p text:style-name="P7">Eine neuen Entwurf anlegen </text:p>
          <text:list>
            <text:list-item>
              <text:p text:style-name="P7">Einige Felder mit vorhersehbaren Werteingaben (Personalnummer, Name, Erstelldatum o.Ä. )werden vor ausgefüllt</text:p>
            </text:list-item>
          </text:list>
        </text:list-item>
        <text:list-item>
          <text:p text:style-name="P7">Und diesen speichern </text:p>
          <text:p text:style-name="P7"/>
        </text:list-item>
      </text:list>
      <text:p text:style-name="P3"><text:span text:style-name="T1">Entwürfe bearbeiten: </text:span></text:p>
      <text:list xml:id="list38623309" text:continue-numbering="true" text:style-name="L1">
        <text:list-item>
          <text:p text:style-name="P7">Ein Fahrer kann einen der angebotenen Unterlagentypen wählen </text:p>
        </text:list-item>
        <text:list-item>
          <text:p text:style-name="P7">Einen bestehenden Entwurf aufrufen</text:p>
          <text:list>
            <text:list-item>
              <text:p text:style-name="P7">Die Entwürfe werden nach Erstelldatum von neu nach älter absteigend geordnet </text:p>
            </text:list-item>
          </text:list>
        </text:list-item>
        <text:list-item>
          <text:p text:style-name="P7">Diesen bearbeiten </text:p>
        </text:list-item>
        <text:list-item>
          <text:p text:style-name="P7">Und speichern </text:p>
        </text:list-item>
      </text:list>
      <text:p text:style-name="P11"/>
      <text:p text:style-name="P3"><text:span text:style-name="T1">Einreichen:</text:span></text:p>
      <text:list xml:id="list38636113" text:continue-numbering="true" text:style-name="L1">
        <text:list-item>
          <text:p text:style-name="P7">Ein Fahrer kann einen der angebotenen Unterlagentypen wählen </text:p>
        </text:list-item>
        <text:list-item>
          <text:p text:style-name="P7">Oder einen bestehenden Entwurf aufrufen</text:p>
        </text:list-item>
        <text:list-item>
          <text:p text:style-name="P7">Und diesen Einreichen</text:p>
          <text:list>
            <text:list-item>
              <text:p text:style-name="P7">Hierbei werden die eingegebenen Werte auf Gültigkeit und Vollständigkeit geprüft</text:p>
            </text:list-item>
            <text:list-item>
              <text:p text:style-name="P7">Die Einreichung wird dann ein weiteres Verarbeiten begünstigend gespeichert</text:p>
            </text:list-item>
          </text:list>
        </text:list-item>
      </text:list>
      <text:p text:style-name="P6"/>
      <text:p text:style-name="P11"><text:span text:style-name="T1">Einreichung einsehen: </text:span></text:p>
      <text:list xml:id="list1384028666168639510" text:style-name="L2">
        <text:list-item>
          <text:p text:style-name="P8">Menüoption „Einreichungen“ wählen</text:p>
        </text:list-item>
        <text:list-item>
          <text:p text:style-name="P13"><text:soft-page-break/><text:span text:style-name="T2">Ein Fahrer kann einen der angebotenen Unterlagentypen wählen </text:span></text:p>
        </text:list-item>
        <text:list-item>
          <text:p text:style-name="P13"><text:span text:style-name="T2">Und dort eine bestimmte Fahrerunterlage einsehen</text:span></text:p>
          <text:list>
            <text:list-item>
              <text:p text:style-name="P8">Die Fahrerunterlagen werden nach Erstelldatum von neu nach älter absteigend geordnet </text:p>
              <text:p text:style-name="P8"><text:span text:style-name="T2"/></text:p>
            </text:list-item>
          </text:list>
        </text:list-item>
      </text:list>
      <text:p text:style-name="P11"><text:span text:style-name="T1">Einreichung bearbeiten:</text:span></text:p>
      <text:list xml:id="list38646193" text:continue-numbering="true" text:style-name="L2">
        <text:list-item>
          <text:p text:style-name="P8">Menüoption „Einreichungen“ wählen</text:p>
        </text:list-item>
        <text:list-item>
          <text:p text:style-name="P13"><text:span text:style-name="T2">Ein Fahrer kann einen der angebotenen Unterlagentypen wählen </text:span></text:p>
        </text:list-item>
        <text:list-item>
          <text:p text:style-name="P13"><text:span text:style-name="T2">Und dort eine bestimmte Fahrerunterlage auswählen und bearbeiten </text:span></text:p>
          <text:list>
            <text:list-item>
              <text:p text:style-name="P8">Eine Bearbeitung ist nur möglich solange der Status dieser Fahrerunterlage es zulässt</text:p>
            </text:list-item>
          </text:list>
        </text:list-item>
      </text:list>
      <text:p text:style-name="P6"/>
      <text:p text:style-name="P9">Evtl: Suchfunktion?</text:p>
      <text:list xml:id="list9040539373885636928" text:style-name="L3">
        <text:list-item>
          <text:p text:style-name="P10">Richtig cool nach Namen des Antrags,</text:p>
        </text:list-item>
        <text:list-item>
          <text:p text:style-name="P10">ständig aktualisierend mit jeder Eingabe </text:p>
        </text:list-item>
        <text:list-item>
          <text:p text:style-name="P10">„U“ : Liste von allen die mit U beginn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style:font-name="Calibri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02.05.18</text:p>
      </style:header>
      <style:footer>
        <text:p text:style-name="MP2">BSAG-Projekt<text:tab/>Seite <text:page-number text:select-page="current">1</text:page-number> 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2T18:01:37.78</meta:creation-date>
    <dc:date>2018-05-02T18:43:32.70</dc:date>
    <meta:editing-duration>PT21M47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43" meta:word-count="315" meta:character-count="2398"/>
  </office:meta>
</office:document-meta>
</file>